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bf0041" draw:marker-start="Symmetric_20_Arrow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6.748cm" svg:x2="6.08cm" svg:y2="21.193cm">
          <text:p/>
        </draw:line>
        <draw:line draw:style-name="gr1" draw:text-style-name="P1" draw:layer="layout" svg:x1="9.763cm" svg:y1="21.193cm" svg:x2="6.08cm" svg:y2="21.193cm">
          <text:p/>
        </draw:line>
        <draw:line draw:style-name="gr1" draw:text-style-name="P1" draw:layer="layout" svg:x1="9.764cm" svg:y1="21.193cm" svg:x2="6.08cm" svg:y2="16.748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18cm" svg:y="18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7.48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8.009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4" draw:text-style-name="P1" draw:layer="layout" svg:width="0.791cm" svg:height="0.437cm" draw:transform="rotate (-2.49704256082829) translate (9.26198613081624cm 20.7172220966589cm)" svg:viewBox="0 0 792 438" svg:d="M0 434c256 28 497-87 695-238l85-181 12-15">
          <text:p/>
        </draw:path>
        <draw:frame draw:style-name="gr3" draw:text-style-name="P2" draw:layer="layout" svg:width="0.58cm" svg:height="0.32cm" svg:x="7.858cm" svg:y="20.3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2-02T20:58:06.314888469</dc:date>
    <meta:editing-duration>PT2H6M27S</meta:editing-duration>
    <meta:editing-cycles>38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red">
      <mi>α</mi>
    </mstyle>
    <annotation encoding="StarMath 5.0">color red {%alpha}</annotation>
  </semantics>
</math>
</file>